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2" style:master-page-name="">
      <style:paragraph-properties style:page-number="auto" fo:break-before="page"/>
    </style:style>
    <style:style style:name="P47" style:family="paragraph" style:parent-style-name="Heading_20_1" style:master-page-name="">
      <style:paragraph-properties style:page-number="auto" fo:break-before="page"/>
    </style:style>
    <style:style style:name="P48" style:family="paragraph" style:parent-style-name="Heading_20_1" style:master-page-name="">
      <style:paragraph-properties style:page-number="auto" fo:break-before="page">
        <style:tab-stops/>
      </style:paragraph-properties>
    </style:style>
    <style:style style:name="P49" style:family="paragraph" style:parent-style-name="Heading_20_1" style:master-page-name="">
      <style:paragraph-properties style:page-number="auto" fo:break-before="auto" fo:break-after="auto"/>
    </style:style>
    <style:style style:name="P50" style:family="paragraph" style:parent-style-name="Heading_20_3" style:master-page-name="">
      <style:paragraph-properties style:page-number="auto" fo:break-before="page"/>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pywlo-L-0.99.0.oxt&#13;Update file created : pywlo-L.update.xml&#13;&#13;14.06.2020 21:07:2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508816648865789557"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965453974977732789" text:style-name="L2">
        <text:list-item>
          <text:p text:style-name="P53">Version 2.1.2 :</text:p>
        </text:list-item>
      </text:list>
      <text:list xml:id="list152891803655202613" text:style-name="L3">
        <text:list-item>
          <text:list>
            <text:list-item>
              <text:p text:style-name="P54">Localized help : resolved non-functional hyperlink due to API incompatibility introduced by Apache OpenOffice 4.1 (and LibreOffice 4.0).</text:p>
            </text:list-item>
          </text:list>
        </text:list-item>
      </text:list>
      <text:list xml:id="list31400533" text:continue-list="list4965453974977732789" text:style-name="L2">
        <text:list-item>
          <text:p text:style-name="P53">Version 2.1.1 :</text:p>
        </text:list-item>
      </text:list>
      <text:list xml:id="list6177823312600014924"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31403204" text:continue-list="list31400533" text:style-name="L2">
        <text:list-item>
          <text:p text:style-name="P53">Version 2.1.0 :</text:p>
        </text:list-item>
      </text:list>
      <text:list xml:id="list8045849150494580514"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31382697" text:continue-list="list31403204" text:style-name="L2">
        <text:list-item>
          <text:p text:style-name="P53">Version 2.0.0 :</text:p>
        </text:list-item>
      </text:list>
      <text:list xml:id="list7376408233368746148"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31376351" text:continue-list="list31382697" text:style-name="L2">
        <text:list-item>
          <text:p text:style-name="P53">Version 1.5.3 :</text:p>
        </text:list-item>
      </text:list>
      <text:list xml:id="list4468214334937850628"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350314853929428824"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5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4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926254395227233813"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429854365865750925"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1641371760031290"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7940153391330697420"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5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95435639860280600"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4137248043009683071"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68409078149751590"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15469534061025412"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168620887245924140" text:style-name="L17">
        <text:list-item>
          <text:p text:style-name="P68">Arg1 : <text:span text:style-name="InstructionMacro">String</text:span> : mandatory, type of control used for the button</text:p>
        </text:list-item>
      </text:list>
      <text:list xml:id="list8055784246761486228"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6428548534390296290"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503463239020492210"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8236471513403154855"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5353195954657414361"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073584322144656776"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03033397267026340"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620390259485945714"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6354967392863783132"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154442332916693141"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237411291980089472"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1834365912923075197"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639322078351718877"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37683744979671143"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349540679667638923"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60978503616865146"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934345703776220451"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7"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1108312996948487569" text:style-name="L35">
        <text:list-header>
          <text:p text:style-name="P90">-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P39"/>
      <text:p text:style-name="P39"/>
      <text:p text:style-name="P39"/>
      <text:p text:style-name="P39"/>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7472277645315978154" text:style-name="L36">
        <text:list-header>
          <text:p text:style-name="P89">- Korrekturgelesene Szenen in die yWriter 6/7 Projektdatei zurückschreiben.<text:line-break/><text:line-break/><text:span text:style-name="T2">Aus einem yw6/7 Projekt importieren:</text:span></text:p>
          <text:p text:style-name="P89">- Eine mit "Normseiten" formatierte OpenDocument Textdatei aus einem yWriter 6/7 Projekt erzeugen.<text:line-break/><text:line-break/><text:span text:style-name="T2">In ein yw7 Projekt exportieren:</text:span></text:p>
          <text:p text:style-name="P89">- Ein neues yWriter 6/7 Projekt aus einem Text (work in progress) oder einer Dokumentenstruktur (outline) erzeugen.<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947531884636298280"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99049987571705367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972421662880586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2929858742744584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140720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67725276466269112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353711332679706403"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86986257098170639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9</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41</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41</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41</dc:date>
     <text:p>internal</text:p>
     <text:p>Page2</text:p>
     <text:p/>
    </office:annotation>Paragraph styles</text:p>
      <text:p text:style-name="P28"><office:annotation>
     <dc:creator>BM</dc:creator>
     <dc:date>2008-03-13T00:00:00.41</dc:date>
     <text:p>internal</text:p>
     <text:p>Page7</text:p>
     <text:p/>
    </office:annotation>Hyperlinks</text:p>
      <text:p text:style-name="hlp_5f_paragraph"><text:span text:style-name="T15"><office:annotation>
      <dc:creator>BM</dc:creator>
      <dc:date>2008-03-13T00:00:00.41</dc:date>
      <text:p>internal</text:p>
      <text:p>Page3</text:p>
      <text:p/>
     </office:annotation></text:span><text:span text:style-name="T15">Text formatting</text:span></text:p>
      <text:p text:style-name="P28"><office:annotation>
     <dc:creator>BM</dc:creator>
     <dc:date>2008-03-26T00:00:00.4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41</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42</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42</dc:date>
     <text:p>external</text:p>
     <text:p>text/swriter/main0210.xhp</text:p>
     <text:p/>
    </office:annotation><text:span text:style-name="T15">Preview topic</text:span> </text:p>
      <text:p text:style-name="hlp_5f_paragraph">This hyperlink displays <text:s/><office:annotation>
     <dc:creator>BM</dc:creator>
     <dc:date>2008-03-15T00:00:00.42</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1379777" text:continue-list="list499049987571705367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1375661" text:continue-list="list3140720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43</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43</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Finally an image<office:annotation>
     <dc:creator>Bernard Marcelly</dc:creator>
     <dc:date>2009-01-24T20:53:22.43</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31403416" text:continue-list="list31379777"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40" meta:word-count="13350" meta:character-count="8274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beginUpdateInformation("direct", "direct") 
	setUpdateSource("https://raw.githubusercontent.com/peter88213/yw-cnv/master/", "https://raw.githubusercontent.com/peter88213/yw-cnv/master/dist/")
  endUpdateInformation
  
endDescription  


beginAnnexes 
  useLibrary("Python", "yw-cnv/")


endAnnexes

beginAddonUI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endMenuItems
        endMenu

        addSeparator

      endMergeItems
      
    endMergeInstruction

  endOfficeMenuBarMerging



  beginAddonMenu

    beginMenu
      beginTitles
	    setTitle("yWriter", "en")
        setTitle("yWriter", "de")
      endTitles

      beginMenuItems
   
		beginCommand
            beginTitles("Writer")
		 	    setTitle("Import from yWriter", "en")
		        setTitle("von yWriter importieren", "de")
            endTitles
            setURL("Python", "yw-cnv/openyw.py", "import_yw")

		endCommand
		
		beginCommand
            beginTitles("Writer")
		 	    setTitle("Import from yWriter for proof reading", "en")
		        setTitle("von yWriter zum Korrekturlesen importieren", "de")
            endTitles
            setURL("Python", "yw-cnv/openyw.py", "proof_yw")

		endCommand
		
		beginCommand
            beginTitles("Writer")
		 	    setTitle("Export to yWriter", "en")
		        setTitle("Nach yWriter exportieren", "de")
            endTitles
            setURL("Python", "yw-cnv/saveyw.py", "export_yw")

		endCommand

		beginCommand
            beginTitles("Calc")
		 	    setTitle("Import from yWriter", "en")
		        setTitle("von yWriter importieren", "de")
            endTitles
            setURL("Python", "yw-cnv/openyw.py", "import_yw")

		endCommand
		
		beginCommand
            beginTitles("Calc")
		 	    setTitle("Export to yWriter", "en")
		        setTitle("Nach yWriter exportieren", "de")
            endTitles
            setURL("Python", "yw-cnv/saveyw.py", "export_yw")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